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" svg:font-family="DejaVu Sans"/>
    <style:font-face style:name="Liberation Serif" svg:font-family="Liberation Serif"/>
  </office:font-face-decls>
  <office:automatic-styles>
    <style:style style:family="text" style:name="T1">
      <style:text-properties style:text-underline-type="single" style:font-name="DejaVu Sans" fo:font-weight="normal"/>
    </style:style>
    <style:style style:family="text" style:name="T2">
      <style:text-properties style:font-name="DejaVu Sans" fo:font-size="9pt" fo:font-weight="normal"/>
    </style:style>
    <style:style style:family="text" style:name="T3">
      <style:text-properties fo:color="#000000" style:font-name="Liberation Serif" fo:font-size="12pt" fo:language="en" fo:country="GB" fo:font-weight="normal"/>
    </style:style>
    <style:style style:family="section" style:name="Sect1">
      <style:section-properties>
        <style:columns fo:column-count="2" fo:column-gap="0cm"/>
      </style:section-properties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reformatted Text"><text:span text:style-name="T1">SQL Databases Exercises</text:span></text:p>
        <text:p text:style-name="Preformatted Text"><text:span text:style-name="T2">Problems 3.1.1 to 3.2.7</text:span></text:p>
        <text:p text:style-name="Preformatted Text"/>
        <text:p text:style-name="Preformatted Text">--3.1.1 -----------------------------</text:p>
        <text:p text:style-name="Preformatted Text">SELECT COUNT(*) </text:p>
        <text:p text:style-name="Preformatted Text"><text:span text:style-name="T3"><text:tab/></text:span>AS "No. Records in LECTURING"</text:p>
        <text:p text:style-name="Preformatted Text">FROM lecturing</text:p>
        <text:p text:style-name="Preformatted Text">;</text:p>
        <text:p text:style-name="Preformatted Text">SELECT COUNT(*) </text:p>
        <text:p text:style-name="Preformatted Text"><text:tab/>AS "No. Records in COURSES"</text:p>
        <text:p text:style-name="Preformatted Text">FROM courses</text:p>
        <text:p text:style-name="Preformatted Text">;</text:p>
        <text:p text:style-name="Preformatted Text">SELECT COUNT(*) </text:p>
        <text:p text:style-name="Preformatted Text"><text:tab/>AS "No. Records in STAFF"</text:p>
        <text:p text:style-name="Preformatted Text">FROM staff</text:p>
        <text:p text:style-name="Preformatted Text">;</text:p>
        <text:p text:style-name="Preformatted Text"/>
        <text:p text:style-name="Preformatted Text">--3.1.2 -----------------------------</text:p>
        <text:p text:style-name="Preformatted Text">SELECT sid, firstname, lastname</text:p>
        <text:p text:style-name="Preformatted Text">FROM staff</text:p>
        <text:p text:style-name="Preformatted Text">WHERE office &gt; 199</text:p>
        <text:p text:style-name="Preformatted Text">;</text:p>
        <text:p text:style-name="Preformatted Text"/>
        <text:p text:style-name="Preformatted Text">--3.1.3 -----------------------------</text:p>
        <text:p text:style-name="Preformatted Text">SELECT office, phone, lastname</text:p>
        <text:p text:style-name="Preformatted Text">FROM staff</text:p>
        <text:p text:style-name="Preformatted Text">WHERE firstname = 'Mark'</text:p>
        <text:p text:style-name="Preformatted Text">;</text:p>
        <text:p text:style-name="Preformatted Text"/>
        <text:p text:style-name="Preformatted Text">--3.1.4 -----------------------------</text:p>
        <text:p text:style-name="Preformatted Text">SELECT firstname, lastname, phone</text:p>
        <text:p text:style-name="Preformatted Text">FROM staff</text:p>
        <text:p text:style-name="Preformatted Text">WHERE office &gt; 100</text:p>
        <text:p text:style-name="Preformatted Text">ORDER BY firstname DESC</text:p>
        <text:p text:style-name="Preformatted Text">;</text:p>
        <text:p text:style-name="Preformatted Text"/>
        <text:p text:style-name="Preformatted Text">--3.1.5 -----------------------------SELECT sid</text:p>
        <text:p text:style-name="Preformatted Text">FROM staff</text:p>
        <text:p text:style-name="Preformatted Text">WHERE title &lt;&gt; 'Prof'</text:p>
        <text:p text:style-name="Preformatted Text">ORDER BY sid</text:p>
        <text:p text:style-name="Preformatted Text">;</text:p>
        <text:p text:style-name="Preformatted Text"/>
        <text:p text:style-name="Preformatted Text">--3.2.1 ----------------------------</text:p>
        <text:p text:style-name="Preformatted Text">SELECT cid</text:p>
        <text:p text:style-name="Preformatted Text">FROM courses</text:p>
        <text:p text:style-name="Preformatted Text">WHERE level &gt; 1 AND level &lt; 4 AND semester = 1</text:p>
        <text:p text:style-name="Preformatted Text">;</text:p>
        <text:p text:style-name="Preformatted Text"/>
        <text:p text:style-name="Preformatted Text">--3.2.2 ----------------------------</text:p>
        <text:p text:style-name="Preformatted Text">SELECT firstname, lastname, office, phone</text:p>
        <text:p text:style-name="Preformatted Text">FROM staff</text:p>
        <text:p text:style-name="Preformatted Text">WHERE phone IS NULL </text:p>
        <text:p text:style-name="Preformatted Text"><text:tab/>AND office IS NOT NULL</text:p>
        <text:p text:style-name="Preformatted Text">;</text:p>
        <text:p text:style-name="Preformatted Text"/>
        <text:p text:style-name="Preformatted Text"/>
        <text:p text:style-name="Preformatted Text"/>
        <text:p text:style-name="Preformatted Text"/>
        <text:p text:style-name="Preformatted Text"/>
        <text:p text:style-name="Preformatted Text">--3.2.3 --------------------------------</text:p>
        <text:p text:style-name="Preformatted Text">SELECT *</text:p>
        <text:p text:style-name="Preformatted Text">FROM lecturing</text:p>
        <text:p text:style-name="Preformatted Text">WHERE year = 2000 OR year &gt;= 2002</text:p>
        <text:p text:style-name="Preformatted Text">ORDER BY cid</text:p>
        <text:p text:style-name="Preformatted Text">;</text:p>
        <text:p text:style-name="Preformatted Text"/>
        <text:p text:style-name="Preformatted Text">--3.2.4a -------------------------------</text:p>
        <text:p text:style-name="Preformatted Text">SELECT firstname,lastname,office</text:p>
        <text:p text:style-name="Preformatted Text">FROM staff</text:p>
        <text:p text:style-name="Preformatted Text">WHERE office IN (</text:p>
        <text:p text:style-name="Preformatted Text"><text:tab/>SELECT office</text:p>
        <text:p text:style-name="Preformatted Text"><text:tab/>FROM staff</text:p>
        <text:p text:style-name="Preformatted Text"><text:tab/>WHERE office IS NOT <text:s/>NULL</text:p>
        <text:p text:style-name="Preformatted Text"><text:tab/>GROUP BY office</text:p>
        <text:p text:style-name="Preformatted Text"><text:tab/>HAVING COUNT(*) &gt; 1</text:p>
        <text:p text:style-name="Preformatted Text">)</text:p>
        <text:p text:style-name="Preformatted Text">ORDER BY office</text:p>
        <text:p text:style-name="Preformatted Text">;</text:p>
        <text:p text:style-name="Preformatted Text"/>
        <text:p text:style-name="Preformatted Text">--3.2.4b -------------------------------</text:p>
        <text:p text:style-name="Preformatted Text">SELECT office</text:p>
        <text:p text:style-name="Preformatted Text">FROM staff</text:p>
        <text:p text:style-name="Preformatted Text">WHERE office IS NOT NULL</text:p>
        <text:p text:style-name="Preformatted Text">EXCEPT ALL</text:p>
        <text:p text:style-name="Preformatted Text">SELECT DISTINCT office</text:p>
        <text:p text:style-name="Preformatted Text">FROM staff</text:p>
        <text:p text:style-name="Preformatted Text">ORDER BY office</text:p>
        <text:p text:style-name="Preformatted Text">;</text:p>
        <text:p text:style-name="Preformatted Text"/>
        <text:p text:style-name="Preformatted Text">--3.2.5 --------------------------------</text:p>
        <text:p text:style-name="Preformatted Text">SELECT cid,AVG(numbers) </text:p>
        <text:p text:style-name="Preformatted Text"><text:tab/><text:tab/>AS "Average Numbers" ,</text:p>
        <text:p text:style-name="Preformatted Text"><text:tab/>MAX(year) AS "Last Year Given"</text:p>
        <text:p text:style-name="Preformatted Text">FROM lecturing</text:p>
        <text:p text:style-name="Preformatted Text">WHERE year &gt; 2000</text:p>
        <text:p text:style-name="Preformatted Text">GROUP BY cid</text:p>
        <text:p text:style-name="Preformatted Text">ORDER BY cid</text:p>
        <text:p text:style-name="Preformatted Text">;</text:p>
        <text:p text:style-name="Preformatted Text"/>
        <text:p text:style-name="Preformatted Text">--3.2.6 --------------------------------</text:p>
        <text:p text:style-name="Preformatted Text">SELECT cid, AVG(numbers) </text:p>
        <text:p text:style-name="Preformatted Text"><text:tab/><text:tab/>AS "Average Numbers",</text:p>
        <text:p text:style-name="Preformatted Text"><text:tab/>MAX(year) AS "Last Year Given",</text:p>
        <text:p text:style-name="Preformatted Text"><text:tab/>COUNT(sid) AS "No. Lecturers"</text:p>
        <text:p text:style-name="Preformatted Text">FROM lecturing</text:p>
        <text:p text:style-name="Preformatted Text">WHERE year &gt; 2000</text:p>
        <text:p text:style-name="Preformatted Text">GROUP BY cid</text:p>
        <text:p text:style-name="Preformatted Text">HAVING COUNT(sid) &gt; 1</text:p>
        <text:p text:style-name="Preformatted Text">ORDER BY cid</text:p>
        <text:p text:style-name="Preformatted Text">;</text:p>
        <text:p text:style-name="Preformatted Text"/>
        <text:p text:style-name="Preformatted Text">--3.2.7 --------------------------------</text:p>
        <text:p text:style-name="Preformatted Text">SELECT bc, MIN(mark)</text:p>
        <text:p text:style-name="Preformatted Text">FROM allmarks04</text:p>
        <text:p text:style-name="Preformatted Text">WHERE mark &gt;= 40</text:p>
        <text:p text:style-name="Preformatted Text">GROUP BY bc</text:p>
        <text:p text:style-name="Preformatted Text">HAVING MIN(mark) &gt; 5 + </text:p>
        <text:p text:style-name="Preformatted Text"><text:tab/>(SELECT AVG(mark) FROM allmarks04)</text:p>
        <text:p text:style-name="Preformatted Text">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DejaVu Sans"/>
    <style:font-face style:name="Liberation Sans" svg:font-family="Liberation Sans"/>
    <style:font-face style:name="Liberation Mono" svg:font-family="Liberation Mono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text" style:name="Reference">
      <style:text-properties fo:font-size="10pt"/>
    </style:style>
    <style:style style:family="paragraph" style: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>
      <style:paragraph-properties style:writing-mode="lr"/>
      <style:text-properties style:font-name="Liberation Serif" fo:font-size="12pt" fo:language="en" fo:country="GB"/>
    </style:style>
    <style:style style:family="paragraph" style:name="Heading" style:parent-style-name="Normal" style:next-style-name="Text 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 body" style:parent-style-name="Normal" style:next-style-name="Text body">
      <style:paragraph-properties fo:margin-top="0cm" fo:margin-bottom="0.212cm"/>
    </style:style>
    <style:style style:family="paragraph" style:name="Preformatted Text" style:parent-style-name="Normal" style:next-style-name="Preformatted Text">
      <style:paragraph-properties fo:margin-top="0cm" fo:margin-bottom="0cm"/>
      <style:text-properties style:font-name="Liberation Mono" fo:font-size="10pt"/>
    </style:style>
  </office:styles>
  <office:automatic-styles>
    <style:style style:family="text" style:name="T1">
      <style:text-properties style:font-name="DejaVu Sans" fo:font-size="9pt"/>
    </style:style>
    <style:style style:family="text" style:name="T2">
      <style:text-properties fo:color="#000000" style:font-name="DejaVu Sans" fo:font-size="9pt" fo:language="en" fo:country="GB" fo:font-weight="normal"/>
    </style:style>
    <style:style style:family="paragraph" style:name="P1">
      <style:paragraph-properties fo:text-align="left"/>
    </style:style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    <style:header>
        <text:p text:style-name="P1"/>
        <text:p text:style-name="P1"><text:span text:style-name="T1">Josh Wainwright</text:span></text:p>
        <text:p text:style-name="P1"><text:span text:style-name="T1">UID: 1079596</text:span></text:p>
        <text:p text:style-name="P1"><text:span text:style-name="T1">28th October </text:span><text:span text:style-name="T2">20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  <dc:date>2013-10-24T15:50:05</dc:date>
  </office:meta>
</office:document-meta>
</file>